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82126" officeooo:paragraph-rsid="0008212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æseplan</text:p>
      <text:p text:style-name="P1"><text:span text:style-name="T1"/></text:p>
      <text:p text:style-name="P1"><text:span text:style-name="T1">Først og fremmest: Få en dyb forståelse for linær algebra fra n til n dimensioner (kvadratiske matricer). Brug linære systemer af differens- og differentialligninger til at give intuition for egenværdier og vektorer.</text:span></text:p>
      <text:p text:style-name="P1"><text:span text:style-name="T1"/></text:p>
      <text:p text:style-name="P1"><text:span text:style-name="T1">Dernæst: Udvid til ikke-linære systemer af differens- og differentialligninger og se, hvordan linearisering bruges til at håndtere disse systemer.</text:span></text:p>
      <text:p text:style-name="P1"><text:span text:style-name="T1"/></text:p>
      <text:p text:style-name="P1"><text:span text:style-name="T1">Til sidst: Linær algebra fra n til m dimensioner. F.eks. singulære værdi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12:31:20.772351678</meta:creation-date>
    <dc:date>2018-05-06T12:35:18.065043782</dc:date>
    <meta:editing-duration>PT3M57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64" meta:character-count="445" meta:non-whitespace-character-count="385"/>
  </office:meta>
</office:document-meta>
</file>